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4" style:family="paragraph" style:parent-style-name="Standard">
      <style:text-properties style:font-name="Times New Roman" fo:font-size="14pt" style:text-underline-style="solid" style:text-underline-width="auto" style:text-underline-color="font-color" fo:font-weight="bold" style:font-name-asian="Times New Roman1" style:font-size-asian="14pt" style:font-weight-asian="bold" style:font-name-complex="Times New Roman1" style:font-size-complex="12pt"/>
    </style:style>
    <style:style style:name="P5" style:family="paragraph" style:parent-style-name="Standard">
      <style:paragraph-properties fo:margin-top="0in" fo:margin-bottom="0in"/>
    </style:style>
    <style:style style:name="P6" style:family="paragraph" style:parent-style-name="Standard">
      <style:paragraph-properties fo:margin-top="0in" fo:margin-bottom="0in" fo:line-height="100%"/>
    </style:style>
    <style:style style:name="P7" style:family="paragraph" style:parent-style-name="Standard">
      <style:paragraph-properties fo:margin-top="0in" fo:margin-bottom="0in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8" style:family="paragraph" style:parent-style-name="Standard">
      <style:paragraph-properties fo:margin-top="0in" fo:margin-bottom="0in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9" style:family="paragraph" style:parent-style-name="Standard">
      <style:paragraph-properties fo:margin-top="0in" fo:margin-bottom="0in" fo:line-height="100%"/>
      <style:text-properties style:font-name="Times New Roman" fo:font-size="9pt" style:font-name-asian="Times New Roman1" style:font-size-asian="9pt" style:font-name-complex="Times New Roman1" style:font-size-complex="12pt"/>
    </style:style>
    <style:style style:name="P10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fo:font-size="14pt" style:text-underline-style="solid" style:text-underline-width="auto" style:text-underline-color="font-color" fo:font-weight="bold" style:font-size-asian="14pt" style:font-weight-asian="bold"/>
    </style:style>
    <style:style style:name="T2" style:family="text">
      <style:text-properties style:text-underline-style="solid" style:text-underline-width="auto" style:text-underline-color="font-color" fo:font-weight="bold" style:font-weight-asian="bold"/>
    </style:style>
    <style:style style:name="T3" style:family="text">
      <style:text-properties fo:font-weight="bold" style:font-weight-asian="bold"/>
    </style:style>
    <style:style style:name="T4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5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T6" style:family="text">
      <style:text-properties style:font-name="Times New Roman" fo:font-size="12pt" style:text-underline-style="solid" style:text-underline-width="auto" style:text-underline-color="font-color" fo:font-weight="bold" style:font-name-asian="Times New Roman1" style:font-size-asian="12pt" style:font-weight-asian="bold" style:font-name-complex="Times New Roman1" style:font-size-complex="12pt"/>
    </style:style>
    <style:style style:name="T7" style:family="text">
      <style:text-properties style:font-name="Times New Roman" fo:font-size="9pt" style:font-name-asian="Times New Roman1" style:font-size-asian="9pt" style:font-name-complex="Times New Roman1" style:font-size-complex="12pt"/>
    </style:style>
    <style:style style:name="T8" style:family="text">
      <style:text-properties style:font-name="Times New Roman" fo:font-size="9pt" style:font-name-asian="Times New Roman1" style:font-size-asian="9pt" style:font-name-complex="Times New Roman1" style:font-size-complex="9pt"/>
    </style:style>
    <style:style style:name="T9" style:family="text">
      <style:text-properties style:font-name="Times New Roman" fo:font-size="9pt" fo:font-weight="bold" style:font-name-asian="Times New Roman1" style:font-size-asian="9pt" style:font-weight-asian="bold" style:font-name-complex="Times New Roman1" style:font-size-complex="12pt"/>
    </style:style>
    <style:style style:name="T10" style:family="text">
      <style:text-properties style:font-name="Times New Roman" fo:font-size="14pt" style:text-underline-style="solid" style:text-underline-width="auto" style:text-underline-color="font-color" fo:font-weight="bold" style:font-name-asian="Times New Roman1" style:font-size-asian="14pt" style:font-weight-asian="bold" style:font-name-complex="Times New Roman1" style:font-size-complex="12pt"/>
    </style:style>
    <style:style style:name="T11" style:family="text">
      <style:text-properties style:font-name="Times New Roman" fo:font-size="10pt" style:font-name-asian="Times New Roman1" style:font-size-asian="10pt" style:font-name-complex="Times New Roman1" style:font-size-complex="12pt"/>
    </style:style>
    <style:style style:name="T12" style:family="text">
      <style:text-properties style:font-name="Times New Roman" fo:font-size="10pt" fo:font-weight="bold" style:font-name-asian="Times New Roman1" style:font-size-asian="10pt" style:font-weight-asian="bold" style:font-name-complex="Times New Roman1" style:font-size-complex="12pt"/>
    </style:style>
    <style:style style:name="T13" style:family="text">
      <style:text-properties style:font-name="Times New Roman" fo:font-weight="bold" style:font-name-asian="Times New Roman1" style:font-weight-asian="bold" style:font-name-complex="Times New Roman1" style:font-size-complex="12pt"/>
    </style:style>
    <style:style style:name="T14" style:family="text">
      <style:text-properties fo:font-size="12pt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1">KGK Server Details</text:span></text:p>
      <text:p text:style-name="P6"><text:span text:style-name="T5">KGK-UAT Borivali, Mumbai</text:span></text:p>
      <text:p text:style-name="P6"><text:span text:style-name="T4">IP: 182.75.185.4</text:span></text:p>
      <text:p text:style-name="P6"><text:span text:style-name="T4">Username\Password: kgk\6H2^J0XmlC@U</text:span></text:p>
      <text:p text:style-name="P6"><text:span text:style-name="T4">Username\Password: root\kgk@123456</text:span></text:p>
      <text:p text:style-name="P8"/>
      <text:p text:style-name="P6"><text:span text:style-name="T5">KGK Prod Server China</text:span></text:p>
      <text:p text:style-name="P6"><text:span text:style-name="T4">IP: 101.251.111.198</text:span></text:p>
      <text:p text:style-name="P6"><text:span text:style-name="T4">username: developer</text:span></text:p>
      <text:p text:style-name="P6"><text:span text:style-name="T4">password:  Kgkcc#cent@2017</text:span></text:p>
      <text:p text:style-name="P8"/>
      <text:p text:style-name="P6"><text:span text:style-name="T9">OLD DB Details</text:span></text:p>
      <text:p text:style-name="P6"><text:span text:style-name="T7">MySQL</text:span></text:p>
      <text:p text:style-name="P6"><text:span text:style-name="T7">root\</text:span></text:p>
      <text:p text:style-name="P6"><text:span text:style-name="T7">kgkproduction\Kgk@demo@123</text:span></text:p>
      <text:p text:style-name="P6"><text:span text:style-name="T7">DB: kgk_production</text:span></text:p>
      <text:p text:style-name="P9"/>
      <text:p text:style-name="P6"><text:span text:style-name="T7">MongoDB</text:span></text:p>
      <text:p text:style-name="P6"><text:span text:style-name="T7">DB: kgk_production</text:span></text:p>
      <text:p text:style-name="P6"><text:span text:style-name="T7">kgkproduction\kgKdemO123</text:span></text:p>
      <text:p text:style-name="P8"/>
      <text:p text:style-name="P6"><text:span text:style-name="T5">KGK DB Server China</text:span></text:p>
      <text:p text:style-name="P6"><text:span text:style-name="T4">IP: 101.251.111.198 or kgk.cc</text:span></text:p>
      <text:p text:style-name="P6"><text:span text:style-name="T4">Private IP: 10.210.0.11</text:span></text:p>
      <text:p text:style-name="P6"><text:span text:style-name="T4">ssh port: 2223 OS: centos 6.9</text:span></text:p>
      <text:p text:style-name="P6"><text:span text:style-name="T4">username: developer</text:span></text:p>
      <text:p text:style-name="P6"><text:span text:style-name="T4">password: Kgkcc#cent@2017</text:span></text:p>
      <text:p text:style-name="P8"/>
      <text:p text:style-name="P6"><text:span text:style-name="T4">MySQL</text:span></text:p>
      <text:p text:style-name="P6"><text:span text:style-name="T4">root\x5NHASG3ZIH</text:span></text:p>
      <text:p text:style-name="P6"><text:span text:style-name="T4">kgkproduction\Kgk@demo@123</text:span></text:p>
      <text:p text:style-name="P6"><text:span text:style-name="T4">DB: kgk_production</text:span></text:p>
      <text:p text:style-name="P8"/>
      <text:p text:style-name="P6"><text:span text:style-name="T4">MongoDB</text:span></text:p>
      <text:p text:style-name="P6"><text:span text:style-name="T4">admin\x5NHASG3ZIH</text:span></text:p>
      <text:p text:style-name="P6"><text:span text:style-name="T4">DB: kgk_production</text:span></text:p>
      <text:p text:style-name="P6"><text:span text:style-name="T4">kgkproduction\kgKdemO123</text:span></text:p>
      <text:p text:style-name="P2"/>
      <text:p text:style-name="P2"/>
      <text:p text:style-name="P1"><text:span text:style-name="T6">Scripts executes on startup through cron job</text:span></text:p>
      <text:p text:style-name="Standard"><text:span text:style-name="T4">Crontab –e (To modify or add)</text:span></text:p>
      <text:p text:style-name="Standard"><text:span text:style-name="T4">Crontab –l (To read)</text:span></text:p>
      <text:p text:style-name="Standard"><text:span text:style-name="T4">@reboot sh /home/kgk/pm2start.sh</text:span></text:p>
      <text:p text:style-name="P4"/>
      <text:p text:style-name="P1"><text:soft-page-break/><text:span text:style-name="T10">Startup Scripts Details</text:span></text:p>
      <text:p text:style-name="P5"><text:span text:style-name="T5">Pm2start.sh-</text:span></text:p>
      <text:p text:style-name="P5"><text:span text:style-name="T8">#!/bin/bash</text:span></text:p>
      <text:p text:style-name="P5"><text:span text:style-name="T8">cd /</text:span></text:p>
      <text:p text:style-name="P5"><text:span text:style-name="T8">cd /home/kgk/</text:span></text:p>
      <text:p text:style-name="P5"><text:span text:style-name="T8">pm2 start serverstart.json</text:span></text:p>
      <text:p text:style-name="P7"/>
      <text:p text:style-name="P5"><text:span text:style-name="T5">Serverstart.json-</text:span></text:p>
      <text:p text:style-name="Standard"><text:span text:style-name="T11"/></text:p>
      <text:p text:style-name="Standard"><text:span text:style-name="T11"/></text:p>
      <text:p text:style-name="Standard"><text:span text:style-name="T11">{</text:span></text:p>
      <text:p text:style-name="Standard"><text:span text:style-name="T11"><text:s text:c="4"/>"apps": [{</text:span></text:p>
      <text:p text:style-name="Standard"><text:span text:style-name="T11"><text:s text:c="8"/>"name": "SSO",</text:span></text:p>
      <text:p text:style-name="Standard"><text:span text:style-name="T11"><text:s text:c="8"/>"script": "www/sso/server/app.js",</text:span></text:p>
      <text:p text:style-name="Standard"><text:span text:style-name="T11"><text:s text:c="16"/>"instances" : "1",</text:span></text:p>
      <text:p text:style-name="Standard"><text:span text:style-name="T11"><text:s text:c="8"/>"exec_mode" : "cluster",</text:span></text:p>
      <text:p text:style-name="Standard"><text:span text:style-name="T11"><text:s text:c="16"/>"trace" : true,</text:span></text:p>
      <text:p text:style-name="Standard"><text:span text:style-name="T11"><text:s text:c="16"/>"log_date_format" : "YYYY-MM-DD HH:mm Z",</text:span></text:p>
      <text:p text:style-name="Standard"><text:span text:style-name="T11"><text:s text:c="8"/>"instance_var": "INSTANCE_ID",</text:span></text:p>
      <text:p text:style-name="Standard"><text:span text:style-name="T11"><text:s text:c="8"/>"env": {</text:span></text:p>
      <text:p text:style-name="Standard"><text:span text:style-name="T11"><text:s text:c="10"/>"NODE_ENV": "production"</text:span></text:p>
      <text:p text:style-name="Standard"><text:span text:style-name="T11"><text:s text:c="8"/>}</text:span></text:p>
      <text:p text:style-name="Standard"><text:span text:style-name="T11"><text:s text:c="4"/>}, {</text:span></text:p>
      <text:p text:style-name="Standard"><text:span text:style-name="T11"><text:s text:c="8"/>"name": "LogIn",</text:span></text:p>
      <text:p text:style-name="Standard"><text:span text:style-name="T11"><text:s text:c="8"/>"script": "www/login/app.js",</text:span></text:p>
      <text:p text:style-name="Standard"><text:span text:style-name="T11"><text:s text:c="16"/>"instances" : "1",</text:span></text:p>
      <text:p text:style-name="Standard"><text:span text:style-name="T11"><text:s text:c="8"/>"exec_mode" : "cluster",</text:span></text:p>
      <text:p text:style-name="Standard"><text:span text:style-name="T11"><text:s text:c="16"/>"trace" : true,</text:span></text:p>
      <text:p text:style-name="Standard"><text:span text:style-name="T11"><text:s text:c="16"/>"log_date_format" : "YYYY-MM-DD HH:mm Z",</text:span></text:p>
      <text:p text:style-name="Standard"><text:span text:style-name="T11"><text:s text:c="8"/>"instance_var": "INSTANCE_ID",</text:span></text:p>
      <text:p text:style-name="Standard"><text:span text:style-name="T11"><text:s text:c="8"/>"env": {</text:span></text:p>
      <text:p text:style-name="Standard"><text:span text:style-name="T11"><text:s text:c="10"/>"NODE_ENV": "production"</text:span></text:p>
      <text:p text:style-name="Standard"><text:span text:style-name="T11"><text:s text:c="8"/>}</text:span></text:p>
      <text:p text:style-name="Standard"><text:span text:style-name="T11"><text:s text:c="4"/>}, {</text:span></text:p>
      <text:p text:style-name="Standard"><text:soft-page-break/><text:span text:style-name="T11"><text:s text:c="8"/>"name": "Admin",</text:span></text:p>
      <text:p text:style-name="Standard"><text:span text:style-name="T11"><text:s text:c="8"/>"script": "www/admin/server/app.js",</text:span></text:p>
      <text:p text:style-name="Standard"><text:span text:style-name="T11"><text:s text:c="16"/>"instances" : "1",</text:span></text:p>
      <text:p text:style-name="Standard"><text:span text:style-name="T11"><text:s text:c="8"/>"exec_mode" : "cluster",</text:span></text:p>
      <text:p text:style-name="Standard"><text:span text:style-name="T11"><text:s text:c="16"/>"trace" : true,</text:span></text:p>
      <text:p text:style-name="Standard"><text:span text:style-name="T11"><text:s text:c="16"/>"log_date_format" : "YYYY-MM-DD HH:mm Z",</text:span></text:p>
      <text:p text:style-name="Standard"><text:span text:style-name="T11"><text:s text:c="8"/>"instance_var": "INSTANCE_ID",</text:span></text:p>
      <text:p text:style-name="Standard"><text:span text:style-name="T11"><text:s text:c="8"/>"env": {</text:span></text:p>
      <text:p text:style-name="Standard"><text:span text:style-name="T11"><text:s text:c="10"/>"NODE_ENV": "production"</text:span></text:p>
      <text:p text:style-name="Standard"><text:span text:style-name="T11"><text:s text:c="8"/>},</text:span></text:p>
      <text:p text:style-name="Standard"><text:span text:style-name="T11"><text:s text:c="8"/>"node_args": "--nouse-idle-notification --expose-gc"</text:span></text:p>
      <text:p text:style-name="Standard"><text:span text:style-name="T11"><text:s text:c="4"/>}, {</text:span></text:p>
      <text:p text:style-name="Standard"><text:span text:style-name="T11"><text:s text:c="8"/>"name": "Inventory",</text:span></text:p>
      <text:p text:style-name="Standard"><text:span text:style-name="T11"><text:s text:c="8"/>"script": "www/inventory/server/app.js",</text:span></text:p>
      <text:p text:style-name="Standard"><text:span text:style-name="T11"><text:s text:c="16"/>"instances" : "1",</text:span></text:p>
      <text:p text:style-name="Standard"><text:span text:style-name="T11"><text:s text:c="8"/>"exec_mode" : "cluster",</text:span></text:p>
      <text:p text:style-name="Standard"><text:span text:style-name="T11"><text:s text:c="16"/>"trace" : true,</text:span></text:p>
      <text:p text:style-name="Standard"><text:span text:style-name="T11"><text:s text:c="16"/>"log_date_format" : "YYYY-MM-DD HH:mm Z",</text:span></text:p>
      <text:p text:style-name="Standard"><text:span text:style-name="T11"><text:s text:c="8"/>"instance_var": "INSTANCE_ID",</text:span></text:p>
      <text:p text:style-name="Standard"><text:span text:style-name="T11"><text:s text:c="8"/>"env": {</text:span></text:p>
      <text:p text:style-name="Standard"><text:span text:style-name="T11"><text:s text:c="10"/>"NODE_ENV": "production"</text:span></text:p>
      <text:p text:style-name="Standard"><text:span text:style-name="T11"><text:s text:c="8"/>},</text:span></text:p>
      <text:p text:style-name="Standard"><text:span text:style-name="T11"><text:s text:c="8"/>"node_args": "--nouse-idle-notification --expose-gc"</text:span></text:p>
      <text:p text:style-name="Standard"><text:span text:style-name="T11"><text:s text:c="4"/>}, {</text:span></text:p>
      <text:p text:style-name="Standard"><text:span text:style-name="T11"><text:s text:c="8"/>"name": "Microsite",</text:span></text:p>
      <text:p text:style-name="Standard"><text:span text:style-name="T11"><text:s text:c="8"/>"script": "www/microsite/server/app.js",</text:span></text:p>
      <text:p text:style-name="Standard"><text:span text:style-name="T11"><text:s text:c="16"/>"instances" : "1",</text:span></text:p>
      <text:p text:style-name="Standard"><text:span text:style-name="T11"><text:s text:c="8"/>"exec_mode" : "cluster",</text:span></text:p>
      <text:p text:style-name="Standard"><text:span text:style-name="T11"><text:s text:c="16"/>"trace" : true,</text:span></text:p>
      <text:p text:style-name="Standard"><text:span text:style-name="T11"><text:s text:c="16"/>"log_date_format" : "YYYY-MM-DD HH:mm Z",</text:span></text:p>
      <text:p text:style-name="Standard"><text:span text:style-name="T11"><text:s text:c="8"/>"instance_var": "INSTANCE_ID",</text:span></text:p>
      <text:p text:style-name="Standard"><text:span text:style-name="T11"><text:s text:c="8"/>"env": {</text:span></text:p>
      <text:p text:style-name="Standard"><text:soft-page-break/><text:span text:style-name="T11"><text:s text:c="10"/>"NODE_ENV": "production"</text:span></text:p>
      <text:p text:style-name="Standard"><text:span text:style-name="T11"><text:s text:c="8"/>},</text:span></text:p>
      <text:p text:style-name="Standard"><text:span text:style-name="T11"><text:s text:c="8"/>"node_args": "--nouse-idle-notification --expose-gc"</text:span></text:p>
      <text:p text:style-name="Standard"><text:span text:style-name="T11"><text:s text:c="4"/>}]</text:span></text:p>
      <text:p text:style-name="Standard"><text:span text:style-name="T11">}</text:span></text:p>
      <text:p text:style-name="P3"/>
      <text:p text:style-name="Standard"/>
      <text:p text:style-name="Standard"><text:span text:style-name="T1">Daily Backup Stored with Email Notification</text:span></text:p>
      <text:p text:style-name="Standard"><text:span text:style-name="T12">KGK DB Server China </text:span></text:p>
      <text:p text:style-name="Standard"><text:span text:style-name="T4">MongoDB</text:span></text:p>
      <text:p text:style-name="Standard">/home/backup/mongobackup/yyyy-mm-dd.tar.gz </text:p>
      <text:p text:style-name="Standard"><text:span text:style-name="T14">MySQLDB</text:span><text:bookmark text:name="_GoBack"/></text:p>
      <text:p text:style-name="Standard">/home/backup/mysqlbackup/ yyyy-mm-dd.tar.gz</text:p>
      <text:p text:style-name="Standard"><text:span text:style-name="T3">Backup Scripts Located</text:span></text:p>
      <text:p text:style-name="Standard">MySQL-Backup-</text:p>
      <text:p text:style-name="Standard">sh /home/backup/scripts/mysqlbackup.sh</text:p>
      <text:p text:style-name="Standard">MongoDB-Backup-</text:p>
      <text:p text:style-name="Standard">sh /home/backup/scripts/mongodbbackup.sh</text:p>
      <text:p text:style-name="Standard"><text:span text:style-name="T3">Backup Scripts Executed through cronjobs on DB Server as follows.</text:span></text:p>
      <text:p text:style-name="Standard">#Daily MySQL Backup @ 2:00 AM</text:p>
      <text:p text:style-name="Standard">0 2 * * * sh /home/backup/scripts/mysqlbackup.sh</text:p>
      <text:p text:style-name="Standard">#Daily Mongo Backup @ 1:30 AM</text:p>
      <text:p text:style-name="Standard">30 1 * * * sh /home/backup/scripts/mongodbbackup.s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11in" fo:line-height="108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antosh Das</meta:initial-creator>
    <dc:creator>Puneet Chauhan</dc:creator>
    <meta:editing-cycles>6</meta:editing-cycles>
    <meta:creation-date>2018-06-20T02:46:00</meta:creation-date>
    <dc:date>2018-12-21T14:16:44.42</dc:date>
    <meta:editing-duration>PT10M22S</meta:editing-duration>
    <meta:generator>OpenOffice/4.1.6$Win32 OpenOffice.org_project/416m1$Build-9790</meta:generator>
    <meta:document-statistic meta:table-count="0" meta:image-count="0" meta:object-count="0" meta:page-count="4" meta:paragraph-count="119" meta:word-count="311" meta:character-count="318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